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3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3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" style:family="text">
      <style:text-properties fo:font-size="13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3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" style:family="text">
      <style:text-properties fo:font-size="13.00pt" fo:font-weight="normal" fo:font-family="'Cambria Math'" style:font-family-asian="'Cambria Math'" style:font-family-complex="'Cambria Math'" fo:background-color="transparent" style:use-window-font-color="true"/>
    </style:style>
    <style:style style:name="T7" style:family="text">
      <style:text-properties fo:font-size="13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" style:family="text">
      <style:text-properties fo:font-size="13.00pt" fo:font-weight="bold" fo:font-family="'Liberation Serif'" style:font-family-asian="'Liberation Serif'" style:font-family-complex="'Liberation Serif'" fo:background-color="transparent" style:use-window-font-color="true"/>
    </style:style>
    <style:style style:name="T9" style:family="text">
      <style:text-properties fo:font-size="13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" style:family="text">
      <style:text-properties fo:font-size="13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" style:family="text">
      <style:text-properties fo:font-size="13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" style:family="text">
      <style:text-properties fo:font-size="13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3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4" style:family="text">
      <style:text-properties fo:font-size="13.00pt" fo:font-weight="bold" fo:font-family="'Liberation Serif'" style:font-family-asian="'Liberation Serif'" style:font-family-complex="'Liberation Serif'" fo:background-color="transparent" style:use-window-font-color="true"/>
    </style:style>
    <style:style style:name="T15" style:family="text">
      <style:text-properties fo:font-size="13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6" style:family="text">
      <style:text-properties fo:font-size="13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7" style:family="text">
      <style:text-properties fo:font-size="13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8" style:family="text">
      <style:text-properties fo:font-size="13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3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0" style:family="text">
      <style:text-properties fo:font-size="13.00pt" fo:font-weight="normal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3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2" style:family="text">
      <style:text-properties fo:font-size="13.00pt" fo:font-weight="normal" fo:font-family="'Cambria Math'" style:font-family-asian="'Cambria Math'" style:font-family-complex="'Cambria Math'" fo:background-color="transparent" style:use-window-font-color="true"/>
    </style:style>
    <style:style style:name="T23" style:family="text">
      <style:text-properties fo:font-size="13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4" style:family="text">
      <style:text-properties fo:font-size="13.00pt" fo:font-weight="bold" fo:font-family="'Liberation Serif'" style:font-family-asian="'Liberation Serif'" style:font-family-complex="'Liberation Serif'" fo:background-color="transparent" style:use-window-font-color="true"/>
    </style:style>
    <style:style style:name="T25" style:family="text">
      <style:text-properties fo:font-size="13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6" style:family="text">
      <style:text-properties fo:font-size="13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13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9" style:family="text">
      <style:text-properties fo:font-size="13.00pt" fo:font-weight="normal" fo:font-family="'Liberation Mono'" style:font-family-asian="'Liberation Mono'" style:font-family-complex="'Liberation Mono'" fo:background-color="transparent" fo:color="#000000"/>
    </style:style>
    <style:style style:name="T30" style:family="text">
      <style:text-properties fo:font-size="13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1" style:family="text">
      <style:text-properties fo:font-size="13.00pt" fo:font-weight="bold" fo:font-family="'Liberation Serif'" style:font-family-asian="'Liberation Serif'" style:font-family-complex="'Liberation Serif'" fo:background-color="transparent" style:use-window-font-color="true"/>
    </style:style>
    <style:style style:name="T32" style:family="text">
      <style:text-properties fo:font-size="13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" style:family="text">
      <style:text-properties fo:font-size="13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5" style:family="text">
      <style:text-properties fo:font-size="13.00pt" fo:font-weight="normal" fo:font-family="'Liberation Mono'" style:font-family-asian="'Liberation Mono'" style:font-family-complex="'Liberation Mono'" fo:background-color="transparent" fo:color="#000000"/>
    </style:style>
    <style:style style:name="T36" style:family="text">
      <style:text-properties fo:font-size="13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" style:family="text">
      <style:text-properties fo:font-size="13.00pt" fo:font-weight="normal" fo:font-family="'Liberation Mono'" style:font-family-asian="'Liberation Mono'" style:font-family-complex="'Liberation Mono'" fo:background-color="transparent" fo:color="#000000"/>
    </style:style>
    <style:style style:name="T39" style:family="text">
      <style:text-properties fo:font-size="13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0" style:family="text">
      <style:text-properties fo:font-size="13.00pt" fo:font-weight="bold" fo:font-family="'Liberation Serif'" style:font-family-asian="'Liberation Serif'" style:font-family-complex="'Liberation Serif'" fo:background-color="transparent" style:use-window-font-color="true"/>
    </style:style>
    <style:style style:name="T41" style:family="text">
      <style:text-properties fo:font-size="13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" style:family="text">
      <style:text-properties fo:font-size="13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4" style:family="text">
      <style:text-properties fo:font-size="13.00pt" fo:font-weight="normal" fo:font-family="'Liberation Mono'" style:font-family-asian="'Liberation Mono'" style:font-family-complex="'Liberation Mono'" fo:background-color="transparent" fo:color="#000000"/>
    </style:style>
    <style:style style:name="T45" style:family="text">
      <style:text-properties fo:font-size="13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" style:family="text">
      <style:text-properties fo:font-size="13.00pt" fo:font-weight="normal" fo:font-family="'Liberation Mono'" style:font-family-asian="'Liberation Mono'" style:font-family-complex="'Liberation Mono'" fo:background-color="transparent" fo:color="#000000"/>
    </style:style>
    <style:style style:name="T48" style:family="text">
      <style:text-properties fo:font-size="13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9" style:family="text">
      <style:text-properties fo:font-size="13.00pt" fo:font-weight="bold" fo:font-family="'Liberation Serif'" style:font-family-asian="'Liberation Serif'" style:font-family-complex="'Liberation Serif'" fo:background-color="transparent" style:use-window-font-color="true"/>
    </style:style>
    <style:style style:name="T50" style:family="text">
      <style:text-properties fo:font-size="13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1" style:family="text">
      <style:text-properties fo:font-size="13.00pt" fo:font-weight="normal" fo:font-family="Arial" style:font-family-asian="Arial" style:font-family-complex="Arial" fo:background-color="transparent" style:use-window-font-color="true"/>
    </style:style>
    <style:style style:name="T52" style:family="text">
      <style:text-properties fo:font-size="13.00pt" fo:font-weight="normal" fo:font-family="Calibri" style:font-family-asian="Calibri" style:font-family-complex="Calibri" fo:background-color="transparent" style:use-window-font-color="true"/>
    </style:style>
    <style:style style:name="T53" style:family="text">
      <style:text-properties fo:font-size="13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5" style:family="text">
      <style:text-properties fo:font-size="13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7" style:family="text">
      <style:text-properties fo:font-size="13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8" style:family="text">
      <style:text-properties fo:font-size="13.00pt" fo:font-weight="normal" fo:font-family="'Cambria Math'" style:font-family-asian="'Cambria Math'" style:font-family-complex="'Cambria Math'" fo:background-color="transparent" style:use-window-font-color="true"/>
    </style:style>
    <style:style style:name="T59" style:family="text">
      <style:text-properties fo:font-size="13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0" style:family="text">
      <style:text-properties fo:font-size="13.00pt" fo:font-weight="normal" fo:font-family="'Cambria Math'" style:font-family-asian="'Cambria Math'" style:font-family-complex="'Cambria Math'" fo:background-color="transparent" style:use-window-font-color="true"/>
    </style:style>
    <style:style style:name="T61" style:family="text">
      <style:text-properties fo:font-size="13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2" style:family="text">
      <style:text-properties fo:font-size="13.00pt" fo:font-weight="bold" fo:font-family="'Liberation Serif'" style:font-family-asian="'Liberation Serif'" style:font-family-complex="'Liberation Serif'" fo:background-color="transparent" style:use-window-font-color="true"/>
    </style:style>
    <style:style style:name="T63" style:family="text">
      <style:text-properties fo:font-size="13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4" style:family="text">
      <style:text-properties fo:font-size="13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5" style:family="text">
      <style:text-properties fo:font-size="13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6" style:family="text">
      <style:text-properties fo:font-size="13.00pt" fo:font-weight="normal" fo:font-family="Calibri" style:font-family-asian="Calibri" style:font-family-complex="Calibri" fo:background-color="transparent" style:use-window-font-color="true"/>
    </style:style>
    <style:style style:name="T67" style:family="text">
      <style:text-properties fo:font-size="13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8" style:family="text">
      <style:text-properties fo:font-size="13.00pt" fo:font-weight="normal" fo:font-family="Calibri" style:font-family-asian="Calibri" style:font-family-complex="Calibri" fo:background-color="transparent" style:use-window-font-color="true"/>
    </style:style>
    <style:style style:name="T69" style:family="text">
      <style:text-properties fo:font-size="13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0" style:family="text">
      <style:text-properties fo:font-size="13.00pt" fo:font-weight="normal" fo:font-family="'Cambria Math'" style:font-family-asian="'Cambria Math'" style:font-family-complex="'Cambria Math'" fo:background-color="transparent" style:use-window-font-color="true"/>
    </style:style>
    <style:style style:name="T71" style:family="text">
      <style:text-properties fo:font-size="13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2" style:family="text">
      <style:text-properties fo:font-size="13.00pt" fo:font-weight="normal" fo:font-family="'Cambria Math'" style:font-family-asian="'Cambria Math'" style:font-family-complex="'Cambria Math'" fo:background-color="transparent" style:use-window-font-color="true"/>
    </style:style>
    <style:style style:name="T73" style:family="text">
      <style:text-properties fo:font-size="13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4" style:family="text">
      <style:text-properties fo:font-size="13.00pt" fo:font-weight="normal" fo:font-family="Calibri" style:font-family-asian="Calibri" style:font-family-complex="Calibri" fo:background-color="transparent" style:use-window-font-color="true"/>
    </style:style>
    <style:style style:name="T75" style:family="text">
      <style:text-properties fo:font-size="13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6" style:family="text">
      <style:text-properties fo:font-size="13.00pt" fo:font-weight="bold" fo:font-family="'Liberation Serif'" style:font-family-asian="'Liberation Serif'" style:font-family-complex="'Liberation Serif'" fo:background-color="transparent" style:use-window-font-color="true"/>
    </style:style>
    <style:style style:name="T77" style:family="text">
      <style:text-properties fo:font-size="13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8" style:family="text">
      <style:text-properties fo:font-size="13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9" style:family="text">
      <style:text-properties fo:font-size="13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0" style:family="text">
      <style:text-properties fo:font-size="13.00pt" fo:font-weight="normal" fo:font-family="'Cambria Math'" style:font-family-asian="'Cambria Math'" style:font-family-complex="'Cambria Math'" fo:background-color="transparent" style:use-window-font-color="true"/>
    </style:style>
    <style:style style:name="T81" style:family="text">
      <style:text-properties fo:font-size="13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2" style:family="text">
      <style:text-properties fo:font-size="13.00pt" fo:font-weight="normal" fo:font-family="Calibri" style:font-family-asian="Calibri" style:font-family-complex="Calibri" fo:background-color="transparent" style:use-window-font-color="true"/>
    </style:style>
    <style:style style:name="T83" style:family="text">
      <style:text-properties fo:font-size="13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4" style:family="text">
      <style:text-properties fo:font-size="13.00pt" fo:font-weight="normal" fo:font-family="'Cambria Math'" style:font-family-asian="'Cambria Math'" style:font-family-complex="'Cambria Math'" fo:background-color="transparent" style:use-window-font-color="true"/>
    </style:style>
    <style:style style:name="T85" style:family="text">
      <style:text-properties fo:font-size="13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6" style:family="text">
      <style:text-properties fo:font-size="13.00pt" fo:font-weight="normal" fo:font-family="'Cambria Math'" style:font-family-asian="'Cambria Math'" style:font-family-complex="'Cambria Math'" fo:background-color="transparent" style:use-window-font-color="true"/>
    </style:style>
    <style:style style:name="T87" style:family="text">
      <style:text-properties fo:font-size="13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8" style:family="text">
      <style:text-properties fo:font-size="13.00pt" fo:font-weight="normal" fo:font-family="Calibri" style:font-family-asian="Calibri" style:font-family-complex="Calibri" fo:background-color="transparent" style:use-window-font-color="true"/>
    </style:style>
    <style:style style:name="T89" style:family="text">
      <style:text-properties fo:font-size="13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0" style:family="text">
      <style:text-properties fo:font-size="13.00pt" fo:font-weight="bold" fo:font-family="'Liberation Serif'" style:font-family-asian="'Liberation Serif'" style:font-family-complex="'Liberation Serif'" fo:background-color="transparent" style:use-window-font-color="true"/>
    </style:style>
    <style:style style:name="T91" style:family="text">
      <style:text-properties fo:font-size="13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2" style:family="text">
      <style:text-properties fo:font-size="13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4" style:family="text">
      <style:text-properties fo:font-size="13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5" style:family="text">
      <style:text-properties fo:font-size="13.00pt" fo:font-weight="normal" fo:font-family="Calibri" style:font-family-asian="Calibri" style:font-family-complex="Calibri" fo:background-color="transparent" style:use-window-font-color="true"/>
    </style:style>
    <style:style style:name="T9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7" style:family="text">
      <style:text-properties fo:font-size="13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8" style:family="text">
      <style:text-properties fo:font-size="13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9" style:family="text">
      <style:text-properties fo:font-size="13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0" style:family="text">
      <style:text-properties fo:font-size="13.00pt" fo:font-weight="bold" fo:font-family="'Liberation Serif'" style:font-family-asian="'Liberation Serif'" style:font-family-complex="'Liberation Serif'" fo:background-color="transparent" style:use-window-font-color="true"/>
    </style:style>
    <style:style style:name="T101" style:family="text">
      <style:text-properties fo:font-size="13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3" style:family="text">
      <style:text-properties fo:font-size="13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5" style:family="text">
      <style:text-properties fo:font-size="13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6" style:family="text">
      <style:text-properties fo:font-size="13.00pt" fo:font-weight="normal" fo:font-family="Calibri" style:font-family-asian="Calibri" style:font-family-complex="Calibri" fo:background-color="transparent" style:use-window-font-color="true"/>
    </style:style>
    <style:style style:name="T10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8" style:family="text">
      <style:text-properties fo:font-size="13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9" style:family="text">
      <style:text-properties fo:font-size="13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0" style:family="text">
      <style:text-properties fo:font-size="13.00pt" fo:font-weight="bold" fo:font-family="'Liberation Serif'" style:font-family-asian="'Liberation Serif'" style:font-family-complex="'Liberation Serif'" fo:background-color="transparent" style:use-window-font-color="true"/>
    </style:style>
    <style:style style:name="T111" style:family="text">
      <style:text-properties fo:font-size="13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3" style:family="text">
      <style:text-properties fo:font-size="13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5" style:family="text">
      <style:text-properties fo:font-size="13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7" style:family="text">
      <style:text-properties fo:font-size="13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8" style:family="text">
      <style:text-properties fo:font-size="13.00pt" fo:font-weight="normal" fo:font-family="Calibri" style:font-family-asian="Calibri" style:font-family-complex="Calibri" fo:background-color="transparent" style:use-window-font-color="true"/>
    </style:style>
    <style:style style:name="T119" style:family="text">
      <style:text-properties fo:font-size="13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0" style:family="text">
      <style:text-properties fo:font-size="13.00pt" fo:font-weight="normal" fo:font-family="Calibri" style:font-family-asian="Calibri" style:font-family-complex="Calibri" fo:background-color="transparent" style:use-window-font-color="true"/>
    </style:style>
    <style:style style:name="T121" style:family="text">
      <style:text-properties fo:font-size="13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2" style:family="text">
      <style:text-properties fo:font-size="13.00pt" fo:font-weight="normal" fo:font-family="Calibri" style:font-family-asian="Calibri" style:font-family-complex="Calibri" fo:background-color="transparent" style:use-window-font-color="true"/>
    </style:style>
    <style:style style:name="T123" style:family="text">
      <style:text-properties fo:font-size="13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4" style:family="text">
      <style:text-properties fo:font-size="13.00pt" fo:font-weight="normal" fo:font-family="Calibri" style:font-family-asian="Calibri" style:font-family-complex="Calibri" fo:background-color="transparent" style:use-window-font-color="true"/>
    </style:style>
    <style:style style:name="T125" style:family="text">
      <style:text-properties fo:font-size="13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6" style:family="text">
      <style:text-properties fo:font-size="13.00pt" fo:font-weight="normal" fo:font-family="Calibri" style:font-family-asian="Calibri" style:font-family-complex="Calibri" fo:background-color="transparent" style:use-window-font-color="true"/>
    </style:style>
    <style:style style:name="T127" style:family="text">
      <style:text-properties fo:font-size="13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8" style:family="text">
      <style:text-properties fo:font-size="13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9" style:family="text">
      <style:text-properties fo:font-size="13.00pt" fo:font-weight="normal" fo:font-family="Calibri" style:font-family-asian="Calibri" style:font-family-complex="Calibri" fo:background-color="transparent" style:use-window-font-color="true"/>
    </style:style>
    <style:style style:name="T130" style:family="text">
      <style:text-properties fo:font-size="13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1" style:family="text">
      <style:text-properties fo:font-size="13.00pt" fo:font-weight="normal" fo:font-family="Calibri" style:font-family-asian="Calibri" style:font-family-complex="Calibri" fo:background-color="transparent" style:use-window-font-color="true"/>
    </style:style>
    <style:style style:name="T132" style:family="text">
      <style:text-properties fo:font-size="13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3" style:family="text">
      <style:text-properties fo:font-size="13.00pt" fo:font-weight="normal" fo:font-family="Calibri" style:font-family-asian="Calibri" style:font-family-complex="Calibri" fo:background-color="transparent" style:use-window-font-color="true"/>
    </style:style>
    <style:style style:name="T134" style:family="text">
      <style:text-properties fo:font-size="13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5" style:family="text">
      <style:text-properties fo:font-size="13.00pt" fo:font-weight="normal" fo:font-family="Calibri" style:font-family-asian="Calibri" style:font-family-complex="Calibri" fo:background-color="transparent" style:use-window-font-color="true"/>
    </style:style>
    <style:style style:name="T136" style:family="text">
      <style:text-properties fo:font-size="13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7" style:family="text">
      <style:text-properties fo:font-size="13.00pt" fo:font-weight="normal" fo:font-family="Calibri" style:font-family-asian="Calibri" style:font-family-complex="Calibri" fo:background-color="transparent" style:use-window-font-color="true"/>
    </style:style>
    <style:style style:name="T138" style:family="text">
      <style:text-properties fo:font-size="13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9" style:family="text">
      <style:text-properties fo:font-size="13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40" style:family="text">
      <style:text-properties fo:font-size="13.00pt" fo:font-weight="bold" fo:font-family="'Liberation Serif'" style:font-family-asian="'Liberation Serif'" style:font-family-complex="'Liberation Serif'" fo:background-color="transparent" style:use-window-font-color="true"/>
    </style:style>
    <style:style style:name="T141" style:family="text">
      <style:text-properties fo:font-size="13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3" style:family="text">
      <style:text-properties fo:font-size="13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5" style:family="text">
      <style:text-properties fo:font-size="13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7" style:family="text">
      <style:text-properties fo:font-size="13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48" style:family="text">
      <style:text-properties fo:font-size="13.00pt" fo:font-weight="normal" fo:font-family="'Cambria Math'" style:font-family-asian="'Cambria Math'" style:font-family-complex="'Cambria Math'" fo:background-color="transparent" style:use-window-font-color="true"/>
    </style:style>
    <style:style style:name="T149" style:family="text">
      <style:text-properties fo:font-size="13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50" style:family="text">
      <style:text-properties fo:font-size="13.00pt" fo:font-weight="normal" fo:font-family="Calibri" style:font-family-asian="Calibri" style:font-family-complex="Calibri" fo:background-color="transparent" style:use-window-font-color="true"/>
    </style:style>
    <style:style style:name="T151" style:family="text">
      <style:text-properties fo:font-size="13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52" style:family="text">
      <style:text-properties fo:font-size="13.00pt" fo:font-weight="bold" fo:font-family="'Liberation Serif'" style:font-family-asian="'Liberation Serif'" style:font-family-complex="'Liberation Serif'" fo:background-color="transparent" style:use-window-font-color="true"/>
    </style:style>
    <style:style style:name="T153" style:family="text">
      <style:text-properties fo:font-size="13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54" style:family="text">
      <style:text-properties fo:font-size="13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55" style:family="text">
      <style:text-properties fo:font-size="13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56" style:family="text">
      <style:text-properties fo:font-size="13.00pt" fo:font-weight="normal" fo:font-family="'Cambria Math'" style:font-family-asian="'Cambria Math'" style:font-family-complex="'Cambria Math'" fo:background-color="transparent" style:use-window-font-color="true"/>
    </style:style>
    <style:style style:name="T157" style:family="text">
      <style:text-properties fo:font-size="13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58" style:family="text">
      <style:text-properties fo:font-size="13.00pt" fo:font-weight="normal" fo:font-family="'Cambria Math'" style:font-family-asian="'Cambria Math'" style:font-family-complex="'Cambria Math'" fo:background-color="transparent" style:use-window-font-color="true"/>
    </style:style>
    <style:style style:name="T159" style:family="text">
      <style:text-properties fo:font-size="13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60" style:family="text">
      <style:text-properties fo:font-size="13.00pt" fo:font-weight="normal" fo:font-family="'Cambria Math'" style:font-family-asian="'Cambria Math'" style:font-family-complex="'Cambria Math'" fo:background-color="transparent" style:use-window-font-color="true"/>
    </style:style>
    <style:style style:name="T161" style:family="text">
      <style:text-properties fo:font-size="13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62" style:family="text">
      <style:text-properties fo:font-size="13.00pt" fo:font-weight="normal" fo:font-family="'Cambria Math'" style:font-family-asian="'Cambria Math'" style:font-family-complex="'Cambria Math'" fo:background-color="transparent" style:use-window-font-color="true"/>
    </style:style>
    <style:style style:name="T163" style:family="text">
      <style:text-properties fo:font-size="13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64" style:family="text">
      <style:text-properties fo:font-size="13.00pt" fo:font-weight="bold" fo:font-family="'Liberation Serif'" style:font-family-asian="'Liberation Serif'" style:font-family-complex="'Liberation Serif'" fo:background-color="transparent" style:use-window-font-color="true"/>
    </style:style>
    <style:style style:name="T165" style:family="text">
      <style:text-properties fo:font-size="13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66" style:family="text">
      <style:text-properties fo:font-size="13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67" style:family="text">
      <style:text-properties fo:font-size="13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68" style:family="text">
      <style:text-properties fo:font-size="13.00pt" fo:font-weight="normal" fo:font-family="'Cambria Math'" style:font-family-asian="'Cambria Math'" style:font-family-complex="'Cambria Math'" fo:background-color="transparent" style:use-window-font-color="true"/>
    </style:style>
    <style:style style:name="T169" style:family="text">
      <style:text-properties fo:font-size="13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70" style:family="text">
      <style:text-properties fo:font-size="13.00pt" fo:font-weight="normal" fo:font-family="Calibri" style:font-family-asian="Calibri" style:font-family-complex="Calibri" fo:background-color="transparent" style:use-window-font-color="true"/>
    </style:style>
    <style:style style:name="T171" style:family="text">
      <style:text-properties fo:font-size="13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72" style:family="text">
      <style:text-properties fo:font-size="13.00pt" fo:font-weight="normal" fo:font-family="'Cambria Math'" style:font-family-asian="'Cambria Math'" style:font-family-complex="'Cambria Math'" fo:background-color="transparent" style:use-window-font-color="true"/>
    </style:style>
    <style:style style:name="T173" style:family="text">
      <style:text-properties fo:font-size="13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74" style:family="text">
      <style:text-properties fo:font-size="13.00pt" fo:font-weight="normal" fo:font-family="'Cambria Math'" style:font-family-asian="'Cambria Math'" style:font-family-complex="'Cambria Math'" fo:background-color="transparent" style:use-window-font-color="true"/>
    </style:style>
    <style:style style:name="T175" style:family="text">
      <style:text-properties fo:font-size="13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76" style:family="text">
      <style:text-properties fo:font-size="13.00pt" fo:font-weight="normal" fo:font-family="'Cambria Math'" style:font-family-asian="'Cambria Math'" style:font-family-complex="'Cambria Math'" fo:background-color="transparent" style:use-window-font-color="true"/>
    </style:style>
    <style:style style:name="T177" style:family="text">
      <style:text-properties fo:font-size="13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78" style:family="text">
      <style:text-properties fo:font-size="13.00pt" fo:font-weight="normal" fo:font-family="Calibri" style:font-family-asian="Calibri" style:font-family-complex="Calibri" fo:background-color="transparent" style:use-window-font-color="true"/>
    </style:style>
    <style:style style:name="T179" style:family="text">
      <style:text-properties fo:font-size="13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80" style:family="text">
      <style:text-properties fo:font-size="13.00pt" fo:font-weight="bold" fo:font-family="'Liberation Serif'" style:font-family-asian="'Liberation Serif'" style:font-family-complex="'Liberation Serif'" fo:background-color="transparent" style:use-window-font-color="true"/>
    </style:style>
    <style:style style:name="T181" style:family="text">
      <style:text-properties fo:font-size="13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82" style:family="text">
      <style:text-properties fo:font-size="13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8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4" style:family="text">
      <style:text-properties fo:font-size="13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8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6" style:family="text">
      <style:text-properties fo:font-size="13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87" style:family="text">
      <style:text-properties fo:font-size="13.00pt" fo:font-weight="normal" fo:font-family="'Cambria Math'" style:font-family-asian="'Cambria Math'" style:font-family-complex="'Cambria Math'" fo:background-color="transparent" style:use-window-font-color="true"/>
    </style:style>
    <style:style style:name="T188" style:family="text">
      <style:text-properties fo:font-size="13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89" style:family="text">
      <style:text-properties fo:font-size="13.00pt" fo:font-weight="normal" fo:font-family="Calibri" style:font-family-asian="Calibri" style:font-family-complex="Calibri" fo:background-color="transparent" style:use-window-font-color="true"/>
    </style:style>
    <style:style style:name="T190" style:family="text">
      <style:text-properties fo:font-size="13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9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2" style:family="text">
      <style:text-properties fo:font-size="13.00pt" fo:font-weight="bold" fo:font-family="'Liberation Serif'" style:font-family-asian="'Liberation Serif'" style:font-family-complex="'Liberation Serif'" fo:background-color="transparent" style:use-window-font-color="true"/>
    </style:style>
    <style:style style:name="T193" style:family="text">
      <style:text-properties fo:font-size="13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9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5" style:family="text">
      <style:text-properties fo:font-size="13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9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7" style:family="text">
      <style:text-properties fo:font-size="13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9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9" style:family="text">
      <style:text-properties fo:font-size="13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00" style:family="text">
      <style:text-properties fo:font-size="13.00pt" fo:font-weight="normal" fo:font-family="Calibri" style:font-family-asian="Calibri" style:font-family-complex="Calibri" fo:background-color="transparent" style:use-window-font-color="true"/>
    </style:style>
    <style:style style:name="T201" style:family="text">
      <style:text-properties fo:font-size="13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02" style:family="text">
      <style:text-properties fo:font-size="13.00pt" fo:font-weight="normal" fo:font-family="Calibri" style:font-family-asian="Calibri" style:font-family-complex="Calibri" fo:background-color="transparent" style:use-window-font-color="true"/>
    </style:style>
    <style:style style:name="T203" style:family="text">
      <style:text-properties fo:font-size="13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04" style:family="text">
      <style:text-properties fo:font-size="13.00pt" fo:font-weight="normal" fo:font-family="'Cambria Math'" style:font-family-asian="'Cambria Math'" style:font-family-complex="'Cambria Math'" fo:background-color="transparent" style:use-window-font-color="true"/>
    </style:style>
    <style:style style:name="T205" style:family="text">
      <style:text-properties fo:font-size="13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06" style:family="text">
      <style:text-properties fo:font-size="13.00pt" fo:font-weight="normal" fo:font-family="Calibri" style:font-family-asian="Calibri" style:font-family-complex="Calibri" fo:background-color="transparent" style:use-window-font-color="true"/>
    </style:style>
    <style:style style:name="T207" style:family="text">
      <style:text-properties fo:font-size="13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08" style:family="text">
      <style:text-properties fo:font-size="13.00pt" fo:font-weight="normal" fo:font-family="'Cambria Math'" style:font-family-asian="'Cambria Math'" style:font-family-complex="'Cambria Math'" fo:background-color="transparent" style:use-window-font-color="true"/>
    </style:style>
    <style:style style:name="T209" style:family="text">
      <style:text-properties fo:font-size="13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10" style:family="text">
      <style:text-properties fo:font-size="13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11" style:family="text">
      <style:text-properties fo:font-size="13.00pt" fo:font-weight="normal" fo:font-family="Calibri" style:font-family-asian="Calibri" style:font-family-complex="Calibri" fo:background-color="transparent" style:use-window-font-color="true"/>
    </style:style>
    <style:style style:name="T212" style:family="text">
      <style:text-properties fo:font-size="13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13" style:family="text">
      <style:text-properties fo:font-size="13.00pt" fo:font-weight="normal" fo:font-family="Calibri" style:font-family-asian="Calibri" style:font-family-complex="Calibri" fo:background-color="transparent" style:use-window-font-color="true"/>
    </style:style>
    <style:style style:name="T214" style:family="text">
      <style:text-properties fo:font-size="13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15" style:family="text">
      <style:text-properties fo:font-size="13.00pt" fo:font-weight="normal" fo:font-family="'Cambria Math'" style:font-family-asian="'Cambria Math'" style:font-family-complex="'Cambria Math'" fo:background-color="transparent" style:use-window-font-color="true"/>
    </style:style>
    <style:style style:name="T216" style:family="text">
      <style:text-properties fo:font-size="13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17" style:family="text">
      <style:text-properties fo:font-size="13.00pt" fo:font-weight="normal" fo:font-family="Calibri" style:font-family-asian="Calibri" style:font-family-complex="Calibri" fo:background-color="transparent" style:use-window-font-color="true"/>
    </style:style>
    <style:style style:name="T218" style:family="text">
      <style:text-properties fo:font-size="13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19" style:family="text">
      <style:text-properties fo:font-size="13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20" style:family="text">
      <style:text-properties fo:font-size="13.00pt" fo:font-weight="bold" fo:font-family="'Liberation Serif'" style:font-family-asian="'Liberation Serif'" style:font-family-complex="'Liberation Serif'" fo:background-color="transparent" style:use-window-font-color="true"/>
    </style:style>
    <style:style style:name="T221" style:family="text">
      <style:text-properties fo:font-size="13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3" style:family="text">
      <style:text-properties fo:font-size="13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5" style:family="text">
      <style:text-properties fo:font-size="13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7" style:family="text">
      <style:text-properties fo:font-size="13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28" style:family="text">
      <style:text-properties fo:font-size="13.00pt" fo:font-weight="normal" fo:font-family="Calibri" style:font-family-asian="Calibri" style:font-family-complex="Calibri" fo:background-color="transparent" style:use-window-font-color="true"/>
    </style:style>
    <style:style style:name="T229" style:family="text">
      <style:text-properties fo:font-size="13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30" style:family="text">
      <style:text-properties fo:font-size="13.00pt" fo:font-weight="normal" fo:font-family="Calibri" style:font-family-asian="Calibri" style:font-family-complex="Calibri" fo:background-color="transparent" style:use-window-font-color="true"/>
    </style:style>
    <style:style style:name="T231" style:family="text">
      <style:text-properties fo:font-size="13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32" style:family="text">
      <style:text-properties fo:font-size="13.00pt" fo:font-weight="normal" fo:font-family="Calibri" style:font-family-asian="Calibri" style:font-family-complex="Calibri" fo:background-color="transparent" style:use-window-font-color="true"/>
    </style:style>
    <style:style style:name="T233" style:family="text">
      <style:text-properties fo:font-size="13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34" style:family="text">
      <style:text-properties fo:font-size="13.00pt" fo:font-weight="normal" fo:font-family="'Cambria Math'" style:font-family-asian="'Cambria Math'" style:font-family-complex="'Cambria Math'" fo:background-color="transparent" style:use-window-font-color="true"/>
    </style:style>
    <style:style style:name="T235" style:family="text">
      <style:text-properties fo:font-size="13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36" style:family="text">
      <style:text-properties fo:font-size="13.00pt" fo:font-weight="normal" fo:font-family="Calibri" style:font-family-asian="Calibri" style:font-family-complex="Calibri" fo:background-color="transparent" style:use-window-font-color="true"/>
    </style:style>
    <style:style style:name="T237" style:family="text">
      <style:text-properties fo:font-size="13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38" style:family="text">
      <style:text-properties fo:font-size="13.00pt" fo:font-weight="normal" fo:font-family="Calibri" style:font-family-asian="Calibri" style:font-family-complex="Calibri" fo:background-color="transparent" style:use-window-font-color="true"/>
    </style:style>
    <style:style style:name="T239" style:family="text">
      <style:text-properties fo:font-size="13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40" style:family="text">
      <style:text-properties fo:font-size="13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41" style:family="text">
      <style:text-properties fo:font-size="13.00pt" fo:font-weight="bold" fo:font-family="'Liberation Serif'" style:font-family-asian="'Liberation Serif'" style:font-family-complex="'Liberation Serif'" fo:background-color="transparent" style:use-window-font-color="true"/>
    </style:style>
    <style:style style:name="T242" style:family="text">
      <style:text-properties fo:font-size="13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4" style:family="text">
      <style:text-properties fo:font-size="13.00pt" fo:font-weight="normal" fo:font-family="'Liberation Serif'" style:font-family-asian="'Liberation Serif'" style:font-family-complex="'Liberation Serif'" fo:background-color="transparent" style:use-window-font-color="true"/>
    </style:style>
    <style:style style:name="P1" style:family="paragraph">
      <style:paragraph-properties fo:line-height="100.00%" fo:text-align="justify"/>
    </style:style>
  </office:automatic-styles>
  <office:body>
    <office:text>
      <text:p text:style-name="P1"><text:span text:style-name="T1">Questão 1) Utilize o TPTP para classificar as seguintes proposições como tautologia, contradição ou contingência. Copie os códigos que você utilizou no TPTP e explique como você chegou à sua conclusão com base nas respostas do TPTP. </text:span></text:p>
      <text:p text:style-name="P1"><text:span text:style-name="T2"/></text:p>
      <text:p text:style-name="P1"><text:span text:style-name="T3">(a) ((q v p)<text:s/></text:span><text:span text:style-name="T4">Λ</text:span><text:span text:style-name="T5"><text:s/>~q)<text:s/></text:span><text:span text:style-name="T6">→</text:span><text:span text:style-name="T7"><text:s/>p<text:s/></text:span><text:span text:style-name="T8">tautologia</text:span><text:span text:style-name="T9"><text:s/></text:span><text:span text:style-name="T10"/></text:p>
      <text:p text:style-name="P1"><text:span text:style-name="T11">(b) (p<text:s/></text:span><text:span text:style-name="T12">Λ</text:span><text:span text:style-name="T13"><text:s/>~p) v r<text:s/></text:span><text:span text:style-name="T14">contingência</text:span><text:span text:style-name="T15"><text:s/></text:span><text:span text:style-name="T16"/></text:p>
      <text:p text:style-name="P1"><text:span text:style-name="T17">(c) (p<text:s/></text:span><text:span text:style-name="T18">Λ</text:span><text:span text:style-name="T19"><text:s/>~q)<text:s/></text:span><text:span text:style-name="T20">Λ</text:span><text:span text:style-name="T21"><text:s/>( ~q<text:s/></text:span><text:span text:style-name="T22">→</text:span><text:span text:style-name="T23"><text:s/>~p)<text:s/></text:span><text:span text:style-name="T24">contradição</text:span><text:span text:style-name="T25"><text:s/></text:span><text:span text:style-name="T26"/></text:p>
      <text:p text:style-name="P1"><text:span text:style-name="T27"/></text:p>
      <text:p text:style-name="P1"><text:span text:style-name="T27"/></text:p>
      <text:p text:style-name="P1"><text:span text:style-name="T28">fof( lista1exercicioA,conjecture,(</text:span></text:p>
      <text:p text:style-name="P1"><text:span text:style-name="T29">Theorem </text:span></text:p>
      <text:p text:style-name="P1"><text:span text:style-name="T30">((q | p) &amp; ~q) =&gt; p</text:span></text:p>
      <text:p text:style-name="P1"><text:span text:style-name="T31">tautologia</text:span><text:span text:style-name="T32"><text:s/></text:span></text:p>
      <text:p text:style-name="P1"><text:span text:style-name="T32">Se a resposta for Theorem, significa que ela</text:span></text:p>
      <text:p text:style-name="P1"><text:span text:style-name="T32">é sempre verdade, logo é uma tautologia.</text:span></text:p>
      <text:p text:style-name="P1"><text:span text:style-name="T32">)).</text:span></text:p>
      <text:p text:style-name="P1"><text:span text:style-name="T33"/></text:p>
      <text:p text:style-name="P1"><text:span text:style-name="T33"/></text:p>
      <text:p text:style-name="P1"><text:span text:style-name="T34">fof( lista1exercicioB,conjecture,(</text:span></text:p>
      <text:p text:style-name="P1"><text:span text:style-name="T35">CounterSatisfiable </text:span></text:p>
      <text:p text:style-name="P1"><text:span text:style-name="T36">(p &amp; ~p) | r </text:span></text:p>
      <text:p text:style-name="P1"><text:span text:style-name="T37"/></text:p>
      <text:p text:style-name="P1"><text:span text:style-name="T38">CounterSatisfiable</text:span></text:p>
      <text:p text:style-name="P1"><text:span text:style-name="T39">~((p &amp; ~p) | r )</text:span></text:p>
      <text:p text:style-name="P1"><text:span text:style-name="T40">contingência</text:span><text:span text:style-name="T41"><text:s/></text:span></text:p>
      <text:p text:style-name="P1"><text:span text:style-name="T41">Se a negação da proposição também for</text:span></text:p>
      <text:p text:style-name="P1"><text:span text:style-name="T41">countersatisfiable é sinal que a proposição</text:span></text:p>
      <text:p text:style-name="P1"><text:span text:style-name="T41">era uma contingência.</text:span></text:p>
      <text:p text:style-name="P1"><text:span text:style-name="T41">)).</text:span></text:p>
      <text:p text:style-name="P1"><text:span text:style-name="T42"/></text:p>
      <text:p text:style-name="P1"><text:span text:style-name="T42"/></text:p>
      <text:p text:style-name="P1"><text:span text:style-name="T43">fof( lista1exercicioC,conjecture,(</text:span></text:p>
      <text:p text:style-name="P1"><text:span text:style-name="T44">CounterSatisfiable </text:span></text:p>
      <text:p text:style-name="P1"><text:span text:style-name="T45">(p &amp; ~q) &amp; ( ~q =&gt; ~p)</text:span></text:p>
      <text:p text:style-name="P1"><text:span text:style-name="T46"/></text:p>
      <text:p text:style-name="P1"><text:span text:style-name="T47">Theorem </text:span></text:p>
      <text:p text:style-name="P1"><text:span text:style-name="T48">~((p &amp; ~q) &amp; ( ~q =&gt; ~p))</text:span></text:p>
      <text:p text:style-name="P1"><text:span text:style-name="T49">contradição</text:span><text:span text:style-name="T50"><text:s/></text:span></text:p>
      <text:p text:style-name="P1"><text:span text:style-name="T50">Se a negação da proposição for tautologia</text:span></text:p>
      <text:p text:style-name="P1"><text:span text:style-name="T50">(resultado<text:s/></text:span><text:span text:style-name="T51">–</text:span><text:span text:style-name="T52"><text:s/>theorem) é sinal que a</text:span></text:p>
      <text:p text:style-name="P1"><text:span text:style-name="T52">proposição era uma contradição.</text:span><text:span text:style-name="T53"/></text:p>
      <text:p text:style-name="P1"><text:span text:style-name="T53">)).</text:span></text:p>
      <text:p text:style-name="P1"><text:span text:style-name="T54"/></text:p>
      <text:p text:style-name="P1"><text:span text:style-name="T55">Questão 2) Verifique se as seguintes implicações lógicas são realmente válidas. Copie os códigos que você utilizou no TPTP e explique como você chegou à sua conclusão com base nas respostas do TPTP </text:span></text:p>
      <text:p text:style-name="P1"><text:span text:style-name="T56"/></text:p>
      <text:p text:style-name="P1"><text:span text:style-name="T57">(a) ~p<text:s/></text:span><text:span text:style-name="T58">⇒</text:span><text:span text:style-name="T59"><text:s/>p<text:s/></text:span><text:span text:style-name="T60">→</text:span><text:span text:style-name="T61"><text:s/>q<text:s/></text:span><text:span text:style-name="T62">contingência</text:span><text:span text:style-name="T63"><text:s/></text:span><text:span text:style-name="T64"/></text:p>
      <text:p text:style-name="P1"><text:span text:style-name="T65">(b) p<text:s/></text:span><text:span text:style-name="T66">Λ</text:span><text:span text:style-name="T67"><text:s/>q<text:s/></text:span><text:span text:style-name="T68">Λ</text:span><text:span text:style-name="T69"><text:s/>(p<text:s/></text:span><text:span text:style-name="T70">→</text:span><text:span text:style-name="T71">r)<text:s/></text:span><text:span text:style-name="T72">⇒</text:span><text:span text:style-name="T73"><text:s/>q<text:s/></text:span><text:span text:style-name="T74">Λ</text:span><text:span text:style-name="T75"><text:s/>r<text:s/></text:span><text:span text:style-name="T76">tautologia</text:span><text:span text:style-name="T77"><text:s/></text:span><text:span text:style-name="T78"/></text:p>
      <text:p text:style-name="P1"><text:span text:style-name="T79">(c) (p<text:s/></text:span><text:span text:style-name="T80">→</text:span><text:span text:style-name="T81"><text:s/>r)<text:s/></text:span><text:span text:style-name="T82">Λ</text:span><text:span text:style-name="T83"><text:s/>( r</text:span><text:span text:style-name="T84">→</text:span><text:span text:style-name="T85"><text:s/>q)<text:s/></text:span><text:span text:style-name="T86">⇒</text:span><text:span text:style-name="T87"><text:s/>p<text:s/></text:span><text:span text:style-name="T88">Λ</text:span><text:span text:style-name="T89"><text:s/>q<text:s/></text:span><text:span text:style-name="T90">contingência</text:span><text:span text:style-name="T91"><text:s/></text:span><text:span text:style-name="T92"/></text:p>
      <text:p text:style-name="P1"><text:span text:style-name="T93"/></text:p>
      <text:p text:style-name="P1"><text:span text:style-name="T93"/></text:p>
      <text:p text:style-name="P1"><text:span text:style-name="T94">fof( lista2exercicioA,conjecture,(</text:span></text:p>
      <text:p text:style-name="P1"><text:span text:style-name="T95">CounterSatisfiable<text:s/></text:span><text:span text:style-name="T96"/></text:p>
      <text:p text:style-name="P1"><text:span text:style-name="T97">~p =&gt; p =&gt; q </text:span></text:p>
      <text:p text:style-name="P1"><text:span text:style-name="T97"/></text:p>
      <text:p text:style-name="P1"><text:span text:style-name="T97">CounterSatisfiable</text:span></text:p>
      <text:p text:style-name="P1"><text:span text:style-name="T97">~((</text:span><text:span text:style-name="T98">~p =&gt; p) =&gt; q)</text:span><text:span text:style-name="T99"/></text:p>
      <text:p text:style-name="P1"><text:span text:style-name="T100">contingência</text:span><text:span text:style-name="T101"><text:s/></text:span></text:p>
      <text:p text:style-name="P1"><text:span text:style-name="T101">Se a negação da proposição também for</text:span></text:p>
      <text:p text:style-name="P1"><text:span text:style-name="T101">countersatisfiable é sinal que a proposição</text:span></text:p>
      <text:p text:style-name="P1"><text:span text:style-name="T101">era uma contingência.</text:span><text:span text:style-name="T102"/></text:p>
      <text:p text:style-name="P1"><text:span text:style-name="T103">)).</text:span><text:span text:style-name="T104"/></text:p>
      <text:p text:style-name="P1"><text:span text:style-name="T104"/></text:p>
      <text:p text:style-name="P1"><text:span text:style-name="T104"/></text:p>
      <text:p text:style-name="P1"><text:span text:style-name="T105">fof( lista2exercicioB,conjecture,(</text:span></text:p>
      <text:p text:style-name="P1"><text:span text:style-name="T106">Teorema<text:s/></text:span><text:span text:style-name="T107"/></text:p>
      <text:p text:style-name="P1"><text:span text:style-name="T108">(p &amp; q &amp; (p =&gt; r)) =&gt; (q &amp; r)</text:span><text:span text:style-name="T109"/></text:p>
      <text:p text:style-name="P1"><text:span text:style-name="T110">tautologia</text:span><text:span text:style-name="T111"><text:s/></text:span></text:p>
      <text:p text:style-name="P1"><text:span text:style-name="T111">Se a resposta for Theorem, significa que ela</text:span></text:p>
      <text:p text:style-name="P1"><text:span text:style-name="T111">é sempre verdade, logo é uma tautologia.</text:span><text:span text:style-name="T112"/></text:p>
      <text:p text:style-name="P1"><text:span text:style-name="T113">)).</text:span></text:p>
      <text:p text:style-name="P1"><text:span text:style-name="T114"/></text:p>
      <text:p text:style-name="P1"><text:span text:style-name="T114"/></text:p>
      <text:p text:style-name="P1"><text:span text:style-name="T115">fof( lista2exercicioC,conjecture,(</text:span></text:p>
      <text:p text:style-name="P1"><text:span text:style-name="T116">CounterSatisfiable</text:span></text:p>
      <text:p text:style-name="P1"><text:span text:style-name="T117">((p<text:s/></text:span><text:span text:style-name="T118">=&gt;</text:span><text:span text:style-name="T119"><text:s/>r)<text:s/></text:span><text:span text:style-name="T120">&amp;</text:span><text:span text:style-name="T121"><text:s/>( r</text:span><text:span text:style-name="T122">=&gt;</text:span><text:span text:style-name="T123">q))<text:s/></text:span><text:span text:style-name="T124">=&gt;</text:span><text:span text:style-name="T125"><text:s/>(p<text:s/></text:span><text:span text:style-name="T126">&amp;</text:span><text:span text:style-name="T127"><text:s/>q)</text:span></text:p>
      <text:p text:style-name="P1"><text:span text:style-name="T127"/></text:p>
      <text:p text:style-name="P1"><text:span text:style-name="T127">CounterSatisfiable </text:span></text:p>
      <text:p text:style-name="P1"><text:span text:style-name="T128">~(</text:span></text:p>
      <text:p text:style-name="P1"><text:span text:style-name="T128">((p<text:s/></text:span><text:span text:style-name="T129">=&gt;</text:span><text:span text:style-name="T130"><text:s/>r)<text:s/></text:span><text:span text:style-name="T131">&amp;</text:span><text:span text:style-name="T132"><text:s/>( r</text:span><text:span text:style-name="T133">=&gt;</text:span><text:span text:style-name="T134">q))<text:s/></text:span><text:span text:style-name="T135">=&gt;</text:span><text:span text:style-name="T136"><text:s/>(p<text:s/></text:span><text:span text:style-name="T137">&amp;</text:span><text:span text:style-name="T138"><text:s/>q)</text:span></text:p>
      <text:p text:style-name="P1"><text:span text:style-name="T138">)</text:span><text:span text:style-name="T139"/></text:p>
      <text:p text:style-name="P1"><text:span text:style-name="T140">contingência</text:span><text:span text:style-name="T141"><text:s/></text:span></text:p>
      <text:p text:style-name="P1"><text:span text:style-name="T141">Se a negação da proposição também for</text:span></text:p>
      <text:p text:style-name="P1"><text:span text:style-name="T141">countersatisfiable é sinal que a proposição</text:span></text:p>
      <text:p text:style-name="P1"><text:span text:style-name="T141">era uma contingência.</text:span><text:span text:style-name="T142"/></text:p>
      <text:p text:style-name="P1"><text:span text:style-name="T143">)).</text:span></text:p>
      <text:p text:style-name="P1"><text:span text:style-name="T144"/></text:p>
      <text:p text:style-name="P1"><text:span text:style-name="T145">Questão 3) Verifique se as seguintes equivalências lógicas são realmente válidas. Copie os códigos que você utilizou no TPTP e explique como você chegou à sua conclusão com base nas respostas do TPTP </text:span></text:p>
      <text:p text:style-name="P1"><text:span text:style-name="T146"/></text:p>
      <text:p text:style-name="P1"><text:span text:style-name="T147">(a) ~(p v q)<text:s/></text:span><text:span text:style-name="T148">⇔</text:span><text:span text:style-name="T149"><text:s/>~p<text:s/></text:span><text:span text:style-name="T150">Λ</text:span><text:span text:style-name="T151"><text:s/>~q<text:s/></text:span><text:span text:style-name="T152">tautologia</text:span><text:span text:style-name="T153"><text:s/></text:span><text:span text:style-name="T154"/></text:p>
      <text:p text:style-name="P1"><text:span text:style-name="T155">(b) (p<text:s/></text:span><text:span text:style-name="T156">→</text:span><text:span text:style-name="T157"><text:s/>r) V (q<text:s/></text:span><text:span text:style-name="T158">→</text:span><text:span text:style-name="T159"><text:s/>r)<text:s/></text:span><text:span text:style-name="T160">⇔</text:span><text:span text:style-name="T161"><text:s/>(p V q)<text:s/></text:span><text:span text:style-name="T162">→</text:span><text:span text:style-name="T163"><text:s/>r<text:s/></text:span><text:span text:style-name="T164">contingência</text:span><text:span text:style-name="T165"><text:s/></text:span><text:span text:style-name="T166"/></text:p>
      <text:p text:style-name="P1"><text:span text:style-name="T167">(c) (p<text:s/></text:span><text:span text:style-name="T168">→</text:span><text:span text:style-name="T169"><text:s/>r)<text:s/></text:span><text:span text:style-name="T170">Λ</text:span><text:span text:style-name="T171"><text:s/>(p<text:s/></text:span><text:span text:style-name="T172">→</text:span><text:span text:style-name="T173"><text:s/>q)<text:s/></text:span><text:span text:style-name="T174">⇔</text:span><text:span text:style-name="T175"><text:s/>p<text:s/></text:span><text:span text:style-name="T176">→</text:span><text:span text:style-name="T177"><text:s/>(r<text:s/></text:span><text:span text:style-name="T178">Λ</text:span><text:span text:style-name="T179"><text:s/>q)<text:s/></text:span><text:span text:style-name="T180">tautologia</text:span><text:span text:style-name="T181"><text:s/></text:span><text:span text:style-name="T182"/></text:p>
      <text:p text:style-name="P1"><text:span text:style-name="T183"/></text:p>
      <text:p text:style-name="P1"><text:span text:style-name="T183"/></text:p>
      <text:p text:style-name="P1"><text:span text:style-name="T184">fof( lista3exercicioA,conjecture,(</text:span></text:p>
      <text:p text:style-name="P1"><text:span text:style-name="T185">Teorema </text:span></text:p>
      <text:p text:style-name="P1"><text:span text:style-name="T186">~(p | q)<text:s/></text:span><text:span text:style-name="T187">&lt;=&gt; (</text:span><text:span text:style-name="T188">~p<text:s/></text:span><text:span text:style-name="T189">&amp;</text:span><text:span text:style-name="T190"><text:s/>~q)</text:span><text:span text:style-name="T191"/></text:p>
      <text:p text:style-name="P1"><text:span text:style-name="T192">tautologia</text:span><text:span text:style-name="T193"><text:s/></text:span></text:p>
      <text:p text:style-name="P1"><text:span text:style-name="T193">Se a resposta for Theorem, significa que ela</text:span></text:p>
      <text:p text:style-name="P1"><text:span text:style-name="T193">é sempre verdade, logo é uma tautologia.</text:span><text:span text:style-name="T194"/></text:p>
      <text:p text:style-name="P1"><text:span text:style-name="T195">)).</text:span></text:p>
      <text:p text:style-name="P1"><text:span text:style-name="T196"/></text:p>
      <text:p text:style-name="P1"><text:span text:style-name="T196"/></text:p>
      <text:p text:style-name="P1"><text:span text:style-name="T197">fof( lista3exercicioB,conjecture,(</text:span></text:p>
      <text:p text:style-name="P1"><text:span text:style-name="T198">CounterSatisfiable </text:span></text:p>
      <text:p text:style-name="P1"><text:span text:style-name="T199">((p<text:s/></text:span><text:span text:style-name="T200">=&gt;</text:span><text:span text:style-name="T201"><text:s/>r) | (q<text:s/></text:span><text:span text:style-name="T202">=&gt;</text:span><text:span text:style-name="T203"><text:s/>r))<text:s/></text:span><text:span text:style-name="T204">&lt;=&gt; (</text:span><text:span text:style-name="T205">(p | q)<text:s/></text:span><text:span text:style-name="T206">=&gt;</text:span><text:span text:style-name="T207"><text:s/>r)</text:span></text:p>
      <text:p text:style-name="P1"><text:span text:style-name="T207"/></text:p>
      <text:p text:style-name="P1"><text:span text:style-name="T207">CounterSatisfiable</text:span><text:span text:style-name="T208"><text:s/></text:span><text:span text:style-name="T209"/></text:p>
      <text:p text:style-name="P1"><text:span text:style-name="T210">~(</text:span></text:p>
      <text:p text:style-name="P1"><text:span text:style-name="T210">((p<text:s/></text:span><text:span text:style-name="T211">=&gt;</text:span><text:span text:style-name="T212"><text:s/>r) | (q<text:s/></text:span><text:span text:style-name="T213">=&gt;</text:span><text:span text:style-name="T214"><text:s/>r))<text:s/></text:span><text:span text:style-name="T215">&lt;=&gt; (</text:span><text:span text:style-name="T216">(p | q)<text:s/></text:span><text:span text:style-name="T217">=&gt;</text:span><text:span text:style-name="T218"><text:s/>r)</text:span></text:p>
      <text:p text:style-name="P1"><text:span text:style-name="T218">)</text:span><text:span text:style-name="T219"/></text:p>
      <text:p text:style-name="P1"><text:span text:style-name="T220">contingência</text:span><text:span text:style-name="T221"><text:s/></text:span></text:p>
      <text:p text:style-name="P1"><text:span text:style-name="T221">Se a negação da proposição também for</text:span></text:p>
      <text:p text:style-name="P1"><text:span text:style-name="T221">countersatisfiable é sinal que a proposição</text:span></text:p>
      <text:p text:style-name="P1"><text:span text:style-name="T221">era uma contingência.</text:span><text:span text:style-name="T222"/></text:p>
      <text:p text:style-name="P1"><text:span text:style-name="T223">)).</text:span></text:p>
      <text:p text:style-name="P1"><text:span text:style-name="T224"/></text:p>
      <text:p text:style-name="P1"><text:span text:style-name="T224"/></text:p>
      <text:p text:style-name="P1"><text:span text:style-name="T225">fof( lista3exercicioC,conjecture,(</text:span></text:p>
      <text:p text:style-name="P1"><text:span text:style-name="T226">Teorema </text:span></text:p>
      <text:p text:style-name="P1"><text:span text:style-name="T227">((p<text:s/></text:span><text:span text:style-name="T228">=&gt;</text:span><text:span text:style-name="T229"><text:s/>r)<text:s/></text:span><text:span text:style-name="T230">&amp;</text:span><text:span text:style-name="T231"><text:s/>(p<text:s/></text:span><text:span text:style-name="T232">=&gt;</text:span><text:span text:style-name="T233"><text:s/>q))<text:s/></text:span><text:span text:style-name="T234">&lt;=&gt;</text:span><text:span text:style-name="T235"><text:s/>(p<text:s/></text:span><text:span text:style-name="T236">=&gt;</text:span><text:span text:style-name="T237"><text:s/>(r<text:s/></text:span><text:span text:style-name="T238">&amp;</text:span><text:span text:style-name="T239"><text:s/>q))</text:span><text:span text:style-name="T240"/></text:p>
      <text:p text:style-name="P1"><text:span text:style-name="T241">tautologia</text:span><text:span text:style-name="T242"><text:s/></text:span></text:p>
      <text:p text:style-name="P1"><text:span text:style-name="T242">Se a resposta for Theorem, significa que ela</text:span></text:p>
      <text:p text:style-name="P1"><text:span text:style-name="T242">é sempre verdade, logo é uma tautologia.</text:span><text:span text:style-name="T243"/></text:p>
      <text:p text:style-name="P1"><text:span text:style-name="T244">)).</text:span></text:p>
      <text:p text:style-name="P1"><text:span text:style-name="T244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